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1.3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number_od</text:p>
          </table:table-cell>
          <table:table-cell office:value-type="string" calcext:value-type="string">
            <text:p>count_od</text:p>
          </table:table-cell>
          <table:table-cell office:value-type="string" calcext:value-type="string">
            <text:p>count_rows</text:p>
          </table:table-cell>
          <table:table-cell office:value-type="string" calcext:value-type="string">
            <text:p>max_centrali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joules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analyze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673" calcext:value-type="float">
            <text:p>21673</text:p>
          </table:table-cell>
          <table:table-cell office:value-type="float" office:value="1152" calcext:value-type="float">
            <text:p>1152</text:p>
          </table:table-cell>
          <table:table-cell office:value-type="float" office:value="11183.865" calcext:value-type="float">
            <text:p>11183.8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0_100_porto as <text:s/>SELECT <text:s text:c="2"/>b.ogc_fid, <text:s/>b.the_geom, <text:s/>count(the_geom) as centrality FROM <text:s/>pgr_dijkstra('SELECT <text:s text:c="8"/>ogc_fid AS id, <text:s text:c="7"/>fromid AS source, <text:s text:c="6"/>toid AS target, <text:s text:c="7"/>weight AS cost <text:s text:c="5"/>FROM porto_alegre_net_largest', <text:s text:c="6"/>ARRAY(SELECT net_id AS start_id FROM random_100_origin <text:s/>), <text:s text:c="6"/>ARRAY(SELECT net_id AS end_id FROM random_100_destination ), <text:s text:c="6"/>directed := TRUE) j <text:s text:c="4"/>left JOIN porto_alegre_net_largest AS b <text:s text:c="6"/>ON j.edge = b.ogc_fid <text:s/>GROUP BY <text:s/>b.ogc_fid, b.the_geom <text:s/>ORDER BY centrality DESC;</text:p>
          </table:table-cell>
          <table:table-cell office:value-type="string" calcext:value-type="string">
            <text:p>Sort <text:s/>(cost=3165.08..3167.58 rows=1000 width=64) (actual time=11135.237..11138.781 rows=21673 loops=1) <text:s text:c="2"/>Sort Key: (count(b.the_geom)) DESC <text:s text:c="2"/>Sort Method: quicksort <text:s/>Memory: 2631kB <text:s text:c="2"/>InitPlan 1 (returns $0) <text:s text:c="4"/>-&gt; <text:s/>Seq Scan on random_100_origin <text:s/>(cost=0.00..2.00 rows=100 width=8) (actual time=0.026..0.057 rows=100 loops=1) <text:s text:c="2"/>InitPlan 2 (returns $1) <text:s text:c="4"/>-&gt; <text:s/>Seq Scan on random_100_destination <text:s/>(cost=0.00..2.00 rows=100 width=8) (actual time=0.011..0.041 rows=100 loops=1) <text:s text:c="2"/>-&gt; <text:s/>HashAggregate <text:s/>(cost=3101.25..3111.25 rows=1000 width=64) (actual time=11123.499..11130.252 rows=21673 loops=1) <text:s text:c="8"/>Group Key: b.ogc_fid, b.the_geom <text:s text:c="8"/>Batches: 1 <text:s/>Memory Usage: 4881kB <text:s text:c="8"/>-&gt; <text:s/>Nested Loop Left Join <text:s/>(cost=0.67..3093.75 rows=1000 width=56) (actual time=4758.712..10019.941 rows=1787766 loops=1) <text:s text:c="14"/>-&gt; <text:s/>Function Scan on pgr_dijkstra j <text:s/>(cost=0.25..10.25 rows=1000 width=8) (actual time=4758.665..5061.741 rows=1787766 loops=1) <text:s text:c="14"/>-&gt; <text:s/>Index Scan using idx_porto_alegre_net_largest_id on porto_alegre_net_largest b <text:s/>(cost=0.42..3.07 rows=1 width=56) (actual time=0.002..0.002 rows=1 loops=1787766) <text:s text:c="20"/>Index Cond: (ogc_fid = j.edge) Planning Time: 0.400 ms Execution Time: 11183.865 ms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303" calcext:value-type="float">
            <text:p>5303</text:p>
          </table:table-cell>
          <table:table-cell office:value-type="float" office:value="18" calcext:value-type="float">
            <text:p>18</text:p>
          </table:table-cell>
          <table:table-cell office:value-type="float" office:value="620.371" calcext:value-type="float">
            <text:p>620.3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_10_porto as <text:s/>WITH random_10_origin AS( SELECT * FROM random_100_origin <text:s/>ORDER BY random() LIMIT 10), random_10_destination AS ( SELECT * FROM random_100_destination <text:s/>ORDER BY random() LIMIT 10) SELECT <text:s text:c="2"/>b.ogc_fid, <text:s/>b.the_geom, <text:s/>count(the_geom) as centrality FROM <text:s/>pgr_dijkstra('SELECT <text:s text:c="8"/>ogc_fid AS id, <text:s text:c="7"/>fromid AS source, <text:s text:c="6"/>toid AS target, <text:s text:c="7"/>weight AS cost <text:s text:c="5"/>FROM porto_alegre_net_largest', <text:s text:c="6"/>ARRAY(SELECT net_id AS start_id FROM random_10_origin <text:s/>), <text:s text:c="6"/>ARRAY(SELECT net_id AS end_id FROM random_10_destination ), <text:s text:c="6"/>directed := TRUE) j <text:s text:c="4"/>left JOIN porto_alegre_net_largest AS b <text:s text:c="6"/>ON j.edge = b.ogc_fid <text:s/>GROUP BY <text:s/>b.ogc_fid, b.the_geom <text:s/>ORDER BY centrality DESC;</text:p>
          </table:table-cell>
          <table:table-cell office:value-type="string" calcext:value-type="string">
            <text:p>Sort <text:s/>(cost=3163.28..3165.78 rows=1000 width=64) (actual time=607.270..607.810 rows=5303 loops=1) <text:s text:c="2"/>Sort Key: (count(b.the_geom)) DESC <text:s text:c="2"/>Sort Method: quicksort <text:s/>Memory: 648kB <text:s text:c="2"/>InitPlan 1 (returns $0) <text:s text:c="4"/>-&gt; <text:s/>Seq Scan on random_10_origin <text:s/>(cost=0.00..1.10 rows=10 width=8) (actual time=0.012..0.015 rows=10 loops=1) <text:s text:c="2"/>InitPlan 2 (returns $1) <text:s text:c="4"/>-&gt; <text:s/>Seq Scan on random_10_destination <text:s/>(cost=0.00..1.10 rows=10 width=8) (actual time=0.006..0.008 rows=10 loops=1) <text:s text:c="2"/>-&gt; <text:s/>HashAggregate <text:s/>(cost=3101.25..3111.25 rows=1000 width=64) (actual time=604.275..605.997 rows=5303 loops=1) <text:s text:c="8"/>Group Key: b.ogc_fid, b.the_geom <text:s text:c="8"/>Batches: 1 <text:s/>Memory Usage: 1233kB <text:s text:c="8"/>-&gt; <text:s/>Nested Loop Left Join <text:s/>(cost=0.67..3093.75 rows=1000 width=56) (actual time=541.408..593.617 rows=18682 loops=1) <text:s text:c="14"/>-&gt; <text:s/>Function Scan on pgr_dijkstra j <text:s/>(cost=0.25..10.25 rows=1000 width=8) (actual time=541.357..543.010 rows=18682 loops=1) <text:s text:c="14"/>-&gt; <text:s/>Index Scan using idx_porto_alegre_net_largest_id on porto_alegre_net_largest b <text:s/>(cost=0.42..3.07 rows=1 width=56) (actual time=0.002..0.002 rows=1 loops=18682) <text:s text:c="20"/>Index Cond: (ogc_fid = j.edge) Planning Time: 0.525 ms Execution Time: 620.371 ms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882" calcext:value-type="float">
            <text:p>15882</text:p>
          </table:table-cell>
          <table:table-cell office:value-type="float" office:value="400" calcext:value-type="float">
            <text:p>400</text:p>
          </table:table-cell>
          <table:table-cell office:value-type="float" office:value="3691.958" calcext:value-type="float">
            <text:p>3691.95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EXPLAIN ANALYZE CREATE TABLE centrality_50_50_porto AS SELECT <text:s text:c="2"/>b.ogc_fid, <text:s/>b.the_geom, <text:s/>count(the_geom) as centrality FROM <text:s/>pgr_dijkstra('SELECT <text:s text:c="8"/>ogc_fid AS id, <text:s text:c="7"/>fromid AS source, <text:s text:c="6"/>toid AS target, <text:s text:c="7"/>weight AS cost <text:s text:c="5"/>FROM porto_alegre_net_largest', <text:s text:c="6"/>ARRAY(SELECT net_id AS start_id FROM random_50_origin <text:s/>), <text:s text:c="6"/>ARRAY(SELECT net_id AS end_id FROM random_50_destination ), <text:s text:c="6"/>directed := TRUE) j <text:s text:c="4"/>left JOIN porto_alegre_net_largest AS b <text:s text:c="6"/>ON j.edge = b.ogc_fid <text:s/>GROUP BY <text:s/>b.ogc_fid, b.the_geom <text:s/>ORDER BY centrality DESC; <text:s/></text:p>
          </table:table-cell>
          <table:table-cell office:value-type="string" calcext:value-type="string">
            <text:p>Sort <text:s/>(cost=3164.08..3166.58 rows=1000 width=64) (actual time=3663.542..3665.746 rows=15882 loops=1) <text:s text:c="2"/>Sort Key: (count(b.the_geom)) DESC <text:s text:c="2"/>Sort Method: quicksort <text:s/>Memory: 1749kB <text:s text:c="2"/>InitPlan 1 (returns $0) <text:s text:c="4"/>-&gt; <text:s/>Seq Scan on random_50_origin <text:s/>(cost=0.00..1.50 rows=50 width=8) (actual time=0.012..0.018 rows=50 loops=1) <text:s text:c="2"/>InitPlan 2 (returns $1) <text:s text:c="4"/>-&gt; <text:s/>Seq Scan on random_50_destination <text:s/>(cost=0.00..1.50 rows=50 width=8) (actual time=0.006..0.011 rows=50 loops=1) <text:s text:c="2"/>-&gt; <text:s/>HashAggregate <text:s/>(cost=3101.25..3111.25 rows=1000 width=64) (actual time=3655.387..3660.160 rows=15882 loops=1) <text:s text:c="8"/>Group Key: b.ogc_fid, b.the_geom <text:s text:c="8"/>Batches: 1 <text:s/>Memory Usage: 3857kB <text:s text:c="8"/>-&gt; <text:s/>Nested Loop Left Join <text:s/>(cost=0.67..3093.75 rows=1000 width=56) (actual time=2138.588..3394.153 rows=434594 loops=1) <text:s text:c="14"/>-&gt; <text:s/>Function Scan on pgr_dijkstra j <text:s/>(cost=0.25..10.25 rows=1000 width=8) (actual time=2138.493..2212.747 rows=434594 loops=1) <text:s text:c="14"/>-&gt; <text:s/>Index Scan using idx_porto_alegre_net_largest_id on porto_alegre_net_largest b <text:s/>(cost=0.42..3.07 rows=1 width=56) (actual time=0.002..0.002 rows=1 loops=434594) <text:s text:c="20"/>Index Cond: (ogc_fid = j.edge) Planning Time: 0.701 ms Execution Time: 3691.958 ms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8983" calcext:value-type="float">
            <text:p>28983</text:p>
          </table:table-cell>
          <table:table-cell office:value-type="float" office:value="5238" calcext:value-type="float">
            <text:p>5238</text:p>
          </table:table-cell>
          <table:table-cell office:value-type="float" office:value="34613.245" calcext:value-type="float">
            <text:p>34613.2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<text:s/>CREATE TABLE centrality_200_200_porto AS <text:s/>SELECT <text:s text:c="2"/>b.ogc_fid, <text:s/>b.the_geom, <text:s/>count(the_geom) as centrality <text:s text:c="2"/>FROM <text:s/>pgr_dijkstra('SELECT <text:s/>ogc_fid AS id, <text:s text:c="9"/>fromid AS source, <text:s text:c="7"/>toid AS target, <text:s text:c="7"/>weight AS cost <text:s text:c="10"/>FROM porto_alegre_net_largest', <text:s text:c="10"/>ARRAY(SELECT net_id AS start_id FROM sampling_weight_200_origin <text:s/>), <text:s text:c="10"/>ARRAY(SELECT net_id AS end_id FROM sampling_weight_200_destination ), <text:s text:c="10"/>directed := TRUE) j <text:s text:c="10"/>left JOIN porto_alegre_net_largest AS b <text:s text:c="10"/>ON j.edge = b.ogc_fid <text:s text:c="10"/>GROUP BY <text:s/>b.ogc_fid, b.the_geom <text:s text:c="10"/>ORDER BY centrality DESC; <text:s/></text:p>
          </table:table-cell>
          <table:table-cell office:value-type="string" calcext:value-type="string">
            <text:p>Sort <text:s/>(cost=3169.08..3171.58 rows=1000 width=64) (actual time=34499.671..34505.139 rows=28983 loops=1) <text:s text:c="2"/>Sort Key: (count(b.the_geom)) DESC <text:s text:c="2"/>Sort Method: quicksort <text:s/>Memory: 3259kB <text:s text:c="2"/>InitPlan 1 (returns $0) <text:s text:c="4"/>-&gt; <text:s/>Seq Scan on sampling_weight_200_origin <text:s/>(cost=0.00..4.00 rows=200 width=8) (actual time=0.102..0.201 rows=200 loops=1) <text:s text:c="2"/>InitPlan 2 (returns $1) <text:s text:c="4"/>-&gt; <text:s/>Seq Scan on sampling_weight_200_destination <text:s/>(cost=0.00..4.00 rows=200 width=8) (actual time=0.022..0.125 rows=200 loops=1) <text:s text:c="2"/>-&gt; <text:s/>HashAggregate <text:s/>(cost=3101.25..3111.25 rows=1000 width=64) (actual time=34483.930..34492.477 rows=28983 loops=1) <text:s text:c="8"/>Group Key: b.ogc_fid, b.the_geom <text:s text:c="8"/>Batches: 1 <text:s/>Memory Usage: 6673kB <text:s text:c="8"/>-&gt; <text:s/>Nested Loop Left Join <text:s/>(cost=0.67..3093.75 rows=1000 width=56) (actual time=12543.026..30546.777 rows=7071064 loops=1) <text:s text:c="14"/>-&gt; <text:s/>Function Scan on pgr_dijkstra j <text:s/>(cost=0.25..10.25 rows=1000 width=8) (actual time=12542.991..13541.139 rows=7071064 loops=1) <text:s text:c="14"/>-&gt; <text:s/>Index Scan using idx_porto_alegre_net_largest_id on porto_alegre_net_largest b <text:s/>(cost=0.42..3.07 rows=1 width=56) (actual time=0.002..0.002 rows=1 loops=7071064) <text:s text:c="20"/>Index Cond: (ogc_fid = j.edge) Planning Time: 0.585 ms Execution Time: 34613.245 ms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10519" calcext:value-type="float">
            <text:p>10519</text:p>
          </table:table-cell>
          <table:table-cell office:value-type="float" office:value="75505.388" calcext:value-type="float">
            <text:p>75505.38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<text:s/>CREATE TABLE centrality_300_300_porto AS <text:s/>SELECT <text:s text:c="2"/>b.ogc_fid, <text:s/>b.the_geom, <text:s/>count(the_geom) as centrality <text:s text:c="2"/>FROM <text:s/>pgr_dijkstra('SELECT <text:s/>ogc_fid AS id, <text:s text:c="9"/>fromid AS source, <text:s text:c="7"/>toid AS target, <text:s text:c="7"/>weight AS cost <text:s text:c="10"/>FROM porto_alegre_net_largest', <text:s text:c="10"/>ARRAY(SELECT net_id AS start_id FROM sampling_weight_300_origin <text:s/>), <text:s text:c="10"/>ARRAY(SELECT net_id AS end_id FROM sampling_weight_300_destination ), <text:s text:c="10"/>directed := TRUE) j <text:s text:c="10"/>left JOIN porto_alegre_net_largest AS b <text:s text:c="10"/>ON j.edge = b.ogc_fid <text:s text:c="10"/>GROUP BY <text:s/>b.ogc_fid, b.the_geom <text:s text:c="10"/>ORDER BY centrality DESC;</text:p>
          </table:table-cell>
          <table:table-cell office:value-type="string" calcext:value-type="string">
            <text:p>Sort <text:s/>(cost=3173.08..3175.58 rows=1000 width=64) (actual time=75239.661..75244.805 rows=32000 loops=1) <text:s text:c="2"/>Sort Key: (count(b.the_geom)) DESC <text:s text:c="2"/>Sort Method: quicksort <text:s/>Memory: 3518kB <text:s text:c="2"/>InitPlan 1 (returns $0) <text:s text:c="4"/>-&gt; <text:s/>Seq Scan on sampling_weight_300_origin <text:s/>(cost=0.00..6.00 rows=300 width=8) (actual time=0.012..0.053 rows=300 loops=1) <text:s text:c="2"/>InitPlan 2 (returns $1) <text:s text:c="4"/>-&gt; <text:s/>Seq Scan on sampling_weight_300_destination <text:s/>(cost=0.00..6.00 rows=300 width=8) (actual time=0.007..0.047 rows=300 loops=1) <text:s text:c="2"/>-&gt; <text:s/>HashAggregate <text:s/>(cost=3101.25..3111.25 rows=1000 width=64) (actual time=75223.073..75232.395 rows=32000 loops=1) <text:s text:c="8"/>Group Key: b.ogc_fid, b.the_geom <text:s text:c="8"/>Batches: 1 <text:s/>Memory Usage: 6673kB <text:s text:c="8"/>-&gt; <text:s/>Nested Loop Left Join <text:s/>(cost=0.67..3093.75 rows=1000 width=56) (actual time=24895.475..66373.230 rows=15922899 loops=1) <text:s text:c="14"/>-&gt; <text:s/>Function Scan on pgr_dijkstra j <text:s/>(cost=0.25..10.25 rows=1000 width=8) (actual time=24894.983..27429.005 rows=15922899 loops=1) <text:s text:c="14"/>-&gt; <text:s/>Index Scan using idx_porto_alegre_net_largest_id on porto_alegre_net_largest b <text:s/>(cost=0.42..3.07 rows=1 width=56) (actual time=0.002..0.002 rows=1 loops=15922899) <text:s text:c="20"/>Index Cond: (ogc_fid = j.edge) Planning Time: 0.639 ms Execution Time: 75505.388 ms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SQL Error [XX000]: ERROR: invalid memory alloc request size 2507324064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dijkstra()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303" calcext:value-type="float">
            <text:p>5303</text:p>
          </table:table-cell>
          <table:table-cell office:value-type="float" office:value="18" calcext:value-type="float">
            <text:p>18</text:p>
          </table:table-cell>
          <table:table-cell office:value-type="float" office:value="669.418" calcext:value-type="float">
            <text:p>669.4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porto_100_dijkstra_agg AS WITH pgr_result AS ( <text:s text:c="2"/>SELECT pgr_dijkstra('SELECT ogc_fid AS id, <text:s text:c="10"/>fromid AS source, <text:s text:c="3"/>toid AS target, <text:s text:c="4"/>weight AS cost FROM porto_alegre_net_largest', <text:s text:c="4"/>array_agg(fv), array_agg(tv), <text:s text:c="5"/>directed := true <text:s text:c="2"/>) FROM vertices_lookup_10 <text:s/>) <text:s/>SELECT <text:s text:c="2"/>b.ogc_fid, <text:s/>b.the_geom, <text:s/>count(the_geom) as centrality <text:s/>FROM pgr_result LEFT JOIN porto_alegre_net_largest AS b ON (pgr_dijkstra).edge = b.ogc_fid GROUP BY <text:s text:c="2"/>the_geom, b.ogc_fid ORDER BY <text:s text:c="2"/>centrality DESC;</text:p>
          </table:table-cell>
          <table:table-cell office:value-type="string" calcext:value-type="string">
            <text:p>Sort <text:s/>(cost=3178.60..3181.10 rows=1000 width=64) (actual time=659.139..659.729 rows=5303 loops=1) <text:s text:c="2"/>Sort Key: (count(b.the_geom)) DESC <text:s text:c="2"/>Sort Method: quicksort <text:s/>Memory: 648kB <text:s text:c="2"/>CTE pgr_result <text:s text:c="4"/>-&gt; <text:s/>ProjectSet <text:s/>(cost=2.50..7.77 rows=1000 width=32) (actual time=588.537..600.065 rows=18682 loops=1) <text:s text:c="10"/>-&gt; <text:s/>Aggregate <text:s/>(cost=2.50..2.51 rows=1 width=64) (actual time=0.143..0.145 rows=1 loops=1) <text:s text:c="16"/>-&gt; <text:s/>Seq Scan on vertices_lookup_10 <text:s/>(cost=0.00..2.00 rows=100 width=16) (actual time=0.024..0.051 rows=100 loops=1) <text:s text:c="2"/>-&gt; <text:s/>HashAggregate <text:s/>(cost=3111.00..3121.00 rows=1000 width=64) (actual time=656.540..658.069 rows=5303 loops=1) <text:s text:c="8"/>Group Key: b.the_geom, b.ogc_fid <text:s text:c="8"/>Batches: 1 <text:s/>Memory Usage: 1233kB <text:s text:c="8"/>-&gt; <text:s/>Nested Loop Left Join <text:s/>(cost=0.42..3103.50 rows=1000 width=56) (actual time=588.574..646.726 rows=18682 loops=1) <text:s text:c="14"/>-&gt; <text:s/>CTE Scan on pgr_result <text:s/>(cost=0.00..20.00 rows=1000 width=32) (actual time=588.542..604.002 rows=18682 loops=1) <text:s text:c="14"/>-&gt; <text:s/>Index Scan using idx_porto_alegre_net_largest_id on porto_alegre_net_largest b <text:s/>(cost=0.42..3.07 rows=1 width=56) (actual time=0.002..0.002 rows=1 loops=18682) <text:s text:c="20"/>Index Cond: (ogc_fid = (pgr_result.pgr_dijkstra).edge) Planning Time: 0.375 ms Execution Time: 673.767 ms</text:p>
          </table:table-cell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dijkstra()</text:p>
          </table:table-cell>
          <table:table-cell office:value-type="float" office:value="50" calcext:value-type="float">
            <text:p>50</text:p>
          </table:table-cell>
          <table:table-cell office:value-type="float" office:value="2500" calcext:value-type="float">
            <text:p>2500</text:p>
          </table:table-cell>
          <table:table-cell office:value-type="float" office:value="15882" calcext:value-type="float">
            <text:p>15882</text:p>
          </table:table-cell>
          <table:table-cell office:value-type="float" office:value="400" calcext:value-type="float">
            <text:p>400</text:p>
          </table:table-cell>
          <table:table-cell office:value-type="float" office:value="4049.986" calcext:value-type="float">
            <text:p>4049.98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porto_50_dijkstra_agg AS WITH pgr_result AS ( <text:s text:c="2"/>SELECT pgr_dijkstra('SELECT ogc_fid AS id, <text:s text:c="10"/>fromid AS source, <text:s text:c="3"/>toid AS target, <text:s text:c="4"/>weight AS cost FROM porto_alegre_net_largest', <text:s text:c="4"/>array_agg(fv), array_agg(tv), <text:s text:c="5"/>directed := true <text:s text:c="2"/>) FROM vertices_lookup_50 <text:s/>) <text:s/>SELECT <text:s text:c="2"/>b.ogc_fid, <text:s/>b.the_geom, <text:s/>count(the_geom) as centrality <text:s/>FROM pgr_result LEFT JOIN porto_alegre_net_largest AS b ON (pgr_dijkstra).edge = b.ogc_fid GROUP BY <text:s text:c="2"/>the_geom, b.ogc_fid ORDER BY <text:s text:c="2"/>centrality DESC;</text:p>
          </table:table-cell>
          <table:table-cell office:value-type="string" calcext:value-type="string">
            <text:p>Sort <text:s/>(cost=3232.60..3235.10 rows=1000 width=64) (actual time=3738.459..3740.620 rows=15882 loops=1) <text:s text:c="2"/>Sort Key: (count(b.the_geom)) DESC <text:s text:c="2"/>Sort Method: quicksort <text:s/>Memory: 1749kB <text:s text:c="2"/>CTE pgr_result <text:s text:c="4"/>-&gt; <text:s/>ProjectSet <text:s/>(cost=56.51..61.77 rows=1000 width=32) (actual time=1977.022..2277.718 rows=434594 loops=1) <text:s text:c="10"/>-&gt; <text:s/>Aggregate <text:s/>(cost=56.51..56.52 rows=1 width=64) (actual time=1.299..1.300 rows=1 loops=1) <text:s text:c="16"/>-&gt; <text:s/>Seq Scan on vertices_lookup_50 <text:s/>(cost=0.00..44.00 rows=2500 width=16) (actual time=0.017..0.460 rows=2500 loops=1) <text:s text:c="2"/>-&gt; <text:s/>HashAggregate <text:s/>(cost=3111.00..3121.00 rows=1000 width=64) (actual time=3731.066..3735.396 rows=15882 loops=1) <text:s text:c="8"/>Group Key: b.the_geom, b.ogc_fid <text:s text:c="8"/>Batches: 1 <text:s/>Memory Usage: 3857kB <text:s text:c="8"/>-&gt; <text:s/>Nested Loop Left Join <text:s/>(cost=0.42..3103.50 rows=1000 width=56) (actual time=1977.104..3478.507 rows=434594 loops=1) <text:s text:c="14"/>-&gt; <text:s/>CTE Scan on pgr_result <text:s/>(cost=0.00..20.00 rows=1000 width=32) (actual time=1977.026..2418.230 rows=434594 loops=1) <text:s text:c="14"/>-&gt; <text:s/>Index Scan using idx_porto_alegre_net_largest_id on porto_alegre_net_largest b <text:s/>(cost=0.42..3.07 rows=1 width=56) (actual time=0.002..0.002 rows=1 loops=434594) <text:s text:c="20"/>Index Cond: (ogc_fid = (pgr_result.pgr_dijkstra).edge) Planning Time: 0.497 ms Execution Time: 3768.760 ms</text:p>
          </table:table-cell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dijkstra()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303" calcext:value-type="float">
            <text:p>5303</text:p>
          </table:table-cell>
          <table:table-cell office:value-type="float" office:value="1152" calcext:value-type="float">
            <text:p>1152</text:p>
          </table:table-cell>
          <table:table-cell office:value-type="float" office:value="14119.302" calcext:value-type="float">
            <text:p>14119.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porto_1000_dijkstra_agg AS WITH pgr_result AS ( <text:s text:c="2"/>SELECT pgr_dijkstra('SELECT ogc_fid AS id, <text:s text:c="10"/>fromid AS source, <text:s text:c="3"/>toid AS target, <text:s text:c="4"/>weight AS cost FROM porto_alegre_net_largest', <text:s text:c="4"/>array_agg(fv), array_agg(tv), <text:s text:c="5"/>directed := true <text:s text:c="2"/>) FROM vertices_lookup_1000 <text:s/>) <text:s/>SELECT <text:s text:c="2"/>b.ogc_fid, <text:s/>b.the_geom, <text:s/>count(the_geom) as centrality <text:s/>FROM pgr_result LEFT JOIN porto_alegre_net_largest AS b ON (pgr_dijkstra).edge = b.ogc_fid GROUP BY <text:s text:c="2"/>the_geom, b.ogc_fid ORDER BY <text:s text:c="2"/>centrality DESC;</text:p>
          </table:table-cell>
          <table:table-cell office:value-type="string" calcext:value-type="string">
            <text:p>Sort <text:s/>(cost=3400.10..3402.60 rows=1000 width=64) (actual time=14063.341..14066.917 rows=21673 loops=1) <text:s text:c="2"/>Sort Key: (count(b.the_geom)) DESC <text:s text:c="2"/>Sort Method: quicksort <text:s/>Memory: 2631kB <text:s text:c="2"/>CTE pgr_result <text:s text:c="4"/>-&gt; <text:s/>ProjectSet <text:s/>(cost=224.00..229.27 rows=1000 width=32) (actual time=6812.618..8043.894 rows=1787766 loops=1) <text:s text:c="10"/>-&gt; <text:s/>Aggregate <text:s/>(cost=224.00..224.01 rows=1 width=64) (actual time=4.849..4.851 rows=1 loops=1) <text:s text:c="16"/>-&gt; <text:s/>Seq Scan on vertices_lookup_1000 <text:s/>(cost=0.00..174.00 rows=10000 width=16) (actual time=0.015..1.660 rows=10000 loops=1) <text:s text:c="2"/>-&gt; <text:s/>HashAggregate <text:s/>(cost=3111.00..3121.00 rows=1000 width=64) (actual time=14050.762..14057.897 rows=21673 loops=1) <text:s text:c="8"/>Group Key: b.the_geom, b.ogc_fid <text:s text:c="8"/>Batches: 1 <text:s/>Memory Usage: 4881kB <text:s text:c="8"/>-&gt; <text:s/>Nested Loop Left Join <text:s/>(cost=0.42..3103.50 rows=1000 width=56) (actual time=6812.688..13001.011 rows=1787766 loops=1) <text:s text:c="14"/>-&gt; <text:s/>CTE Scan on pgr_result <text:s/>(cost=0.00..20.00 rows=1000 width=32) (actual time=6812.622..8637.573 rows=1787766 loops=1) <text:s text:c="14"/>-&gt; <text:s/>Index Scan using idx_porto_alegre_net_largest_id on porto_alegre_net_largest b <text:s/>(cost=0.42..3.07 rows=1 width=56) (actual time=0.002..0.002 rows=1 loops=1787766) <text:s text:c="20"/>Index Cond: (ogc_fid = (pgr_result.pgr_dijkstra).edge) Planning Time: 0.591 ms Execution Time: 14119.302 ms</text:p>
          </table:table-cell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dijkstra()</text:p>
          </table:table-cell>
          <table:table-cell office:value-type="float" office:value="200" calcext:value-type="float">
            <text:p>200</text:p>
          </table:table-cell>
          <table:table-cell office:value-type="float" office:value="40000" calcext:value-type="float">
            <text:p>40000</text:p>
          </table:table-cell>
          <table:table-cell office:value-type="float" office:value="28983" calcext:value-type="float">
            <text:p>28983</text:p>
          </table:table-cell>
          <table:table-cell office:value-type="float" office:value="5238" calcext:value-type="float">
            <text:p>5238</text:p>
          </table:table-cell>
          <table:table-cell office:value-type="float" office:value="98562.842" calcext:value-type="float">
            <text:p>98562.8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porto_2000_dijkstra_agg AS WITH pgr_result AS ( <text:s text:c="2"/>SELECT pgr_dijkstra('SELECT ogc_fid AS id, <text:s text:c="10"/>fromid AS source, <text:s text:c="3"/>toid AS target, <text:s text:c="4"/>weight AS cost FROM porto_alegre_net_largest', <text:s text:c="4"/>array_agg(fv), array_agg(tv), <text:s text:c="5"/>directed := true <text:s text:c="2"/>) FROM vertices_lookup_2000 <text:s/>) <text:s/>SELECT <text:s text:c="2"/>b.ogc_fid, <text:s/>b.the_geom, <text:s/>count(the_geom) as centrality <text:s/>FROM pgr_result LEFT JOIN porto_alegre_net_largest AS b ON (pgr_dijkstra).edge = b.ogc_fid GROUP BY <text:s text:c="2"/>the_geom, b.ogc_fid ORDER BY <text:s text:c="2"/>centrality DESC;</text:p>
          </table:table-cell>
          <table:table-cell office:value-type="string" calcext:value-type="string">
            <text:p>Sort <text:s/>(cost=4071.10..4073.60 rows=1000 width=64) (actual time=98414.879..98419.562 rows=28983 loops=1) <text:s text:c="2"/>Sort Key: (count(b.the_geom)) DESC <text:s text:c="2"/>Sort Method: quicksort <text:s/>Memory: 3259kB <text:s text:c="2"/>CTE pgr_result <text:s text:c="4"/>-&gt; <text:s/>ProjectSet <text:s/>(cost=895.00..900.27 rows=1000 width=32) (actual time=67746.551..72936.996 rows=7071064 loops=1) <text:s text:c="10"/>-&gt; <text:s/>Aggregate <text:s/>(cost=895.00..895.01 rows=1 width=64) (actual time=13.780..13.782 rows=1 loops=1) <text:s text:c="16"/>-&gt; <text:s/>Seq Scan on vertices_lookup_2000 <text:s/>(cost=0.00..695.00 rows=40000 width=16) (actual time=0.013..4.973 rows=40000 loops=1) <text:s text:c="2"/>-&gt; <text:s/>HashAggregate <text:s/>(cost=3111.00..3121.00 rows=1000 width=64) (actual time=98399.292..98408.264 rows=28983 loops=1) <text:s text:c="8"/>Group Key: b.the_geom, b.ogc_fid <text:s text:c="8"/>Batches: 1 <text:s/>Memory Usage: 6673kB <text:s text:c="8"/>-&gt; <text:s/>Nested Loop Left Join <text:s/>(cost=0.42..3103.50 rows=1000 width=56) (actual time=67746.619..93938.097 rows=7071064 loops=1) <text:s text:c="14"/>-&gt; <text:s/>CTE Scan on pgr_result <text:s/>(cost=0.00..20.00 rows=1000 width=32) (actual time=67746.554..75501.177 rows=7071064 loops=1) <text:s text:c="14"/>-&gt; <text:s/>Index Scan using idx_porto_alegre_net_largest_id on porto_alegre_net_largest b <text:s/>(cost=0.42..3.07 rows=1 width=56) (actual time=0.002..0.002 rows=1 loops=7071064) <text:s text:c="20"/>Index Cond: (ogc_fid = (pgr_result.pgr_dijkstra).edge) Planning Time: 0.530 ms Execution Time: 98562.842 ms</text:p>
          </table:table-cell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dijkstra()</text:p>
          </table:table-cell>
          <table:table-cell office:value-type="float" office:value="300" calcext:value-type="float">
            <text:p>300</text:p>
          </table:table-cell>
          <table:table-cell office:value-type="float" office:value="90000" calcext:value-type="float">
            <text:p>90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0519" calcext:value-type="float">
            <text:p>10519</text:p>
          </table:table-cell>
          <table:table-cell office:value-type="float" office:value="423159.514" calcext:value-type="float">
            <text:p>423159.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porto_3000_dijkstra_agg AS WITH pgr_result AS ( <text:s text:c="2"/>SELECT pgr_dijkstra('SELECT ogc_fid AS id, <text:s text:c="10"/>fromid AS source, <text:s text:c="3"/>toid AS target, <text:s text:c="4"/>weight AS cost FROM porto_alegre_net_largest', <text:s text:c="4"/>array_agg(fv), array_agg(tv), <text:s text:c="5"/>directed := true <text:s text:c="2"/>) FROM vertices_lookup_3000 <text:s/>) <text:s/>SELECT <text:s text:c="2"/>b.ogc_fid, <text:s/>b.the_geom, <text:s/>count(the_geom) as centrality <text:s/>FROM pgr_result LEFT JOIN porto_alegre_net_largest AS b ON (pgr_dijkstra).edge = b.ogc_fid GROUP BY <text:s text:c="2"/>the_geom, b.ogc_fid ORDER BY <text:s text:c="2"/>centrality DESC; ---- Max centrality value select max(centrality) FROM porto_3000_dijkstra_agg ; ---- Number of rows select count(*) FROM porto_3000_dijkstra_agg ;</text:p>
          </table:table-cell>
          <table:table-cell office:value-type="string" calcext:value-type="string">
            <text:p>Sort <text:s/>(cost=5188.10..5190.60 rows=1000 width=64) (actual time=422921.475..422927.188 rows=32000 loops=1) <text:s text:c="2"/>Sort Key: (count(b.the_geom)) DESC <text:s text:c="2"/>Sort Method: quicksort <text:s/>Memory: 3518kB <text:s text:c="2"/>CTE pgr_result <text:s text:c="4"/>-&gt; <text:s/>ProjectSet <text:s/>(cost=2012.01..2017.27 rows=1000 width=32) (actual time=354831.316..366828.692 rows=15922899 loops=1) <text:s text:c="10"/>-&gt; <text:s/>Aggregate <text:s/>(cost=2012.01..2012.02 rows=1 width=64) (actual time=26.448..26.450 rows=1 loops=1) <text:s text:c="16"/>-&gt; <text:s/>Seq Scan on vertices_lookup_3000 <text:s/>(cost=0.00..1562.00 rows=90000 width=16) (actual time=0.011..9.214 rows=90000 loops=1) <text:s text:c="2"/>-&gt; <text:s/>HashAggregate <text:s/>(cost=3111.00..3121.00 rows=1000 width=64) (actual time=422902.478..422913.399 rows=32000 loops=1) <text:s text:c="8"/>Group Key: b.the_geom, b.ogc_fid <text:s text:c="8"/>Batches: 1 <text:s/>Memory Usage: 6673kB <text:s text:c="8"/>-&gt; <text:s/>Nested Loop Left Join <text:s/>(cost=0.42..3103.50 rows=1000 width=56) (actual time=354831.941..413307.473 rows=15922899 loops=1) <text:s text:c="14"/>-&gt; <text:s/>CTE Scan on pgr_result <text:s/>(cost=0.00..20.00 rows=1000 width=32) (actual time=354831.319..372584.390 rows=15922899 loops=1) <text:s text:c="14"/>-&gt; <text:s/>Index Scan using idx_porto_alegre_net_largest_id on porto_alegre_net_largest b <text:s/>(cost=0.42..3.07 rows=1 width=56) (actual time=0.002..0.002 rows=1 loops=15922899) <text:s text:c="20"/>Index Cond: (ogc_fid = (pgr_result.pgr_dijkstra).edge) Planning Time: 0.473 ms Execution Time: 423159.514 ms</text:p>
          </table:table-cell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dijkstra()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SQL Error [XX000]: ERROR: invalid memory alloc request size 2507324064 <text:s text:c="2"/>Where: SQL function "pgr_dijkstra" statement 1 <text:s/>Error position: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Dijkstra()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303" calcext:value-type="float">
            <text:p>5303</text:p>
          </table:table-cell>
          <table:table-cell office:value-type="float" office:value="18" calcext:value-type="float">
            <text:p>18</text:p>
          </table:table-cell>
          <table:table-cell office:value-type="float" office:value="1451.953" calcext:value-type="float">
            <text:p>1451.9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EXPLAIN ANALYZE <text:s/>CREATE TABLE centrality_10_10_porto_bdijstra AS <text:s/>SELECT <text:s text:c="2"/>b.ogc_fid, <text:s/>b.the_geom, <text:s/>count(the_geom) as centrality <text:s text:c="2"/>FROM <text:s/>pgr_bdDijkstra('SELECT <text:s/>ogc_fid AS id, <text:s text:c="30"/>fromid AS source, <text:s text:c="28"/>toid AS target, <text:s text:c="28"/>weight AS cost <text:s text:c="22"/>FROM porto_alegre_net_largest', <text:s text:c="22"/>ARRAY(SELECT net_id AS start_id FROM random_10_origin), <text:s text:c="22"/>ARRAY(SELECT net_id AS end_id FROM random_10_destination), <text:s text:c="22"/>directed := TRUE) j <text:s text:c="22"/>left JOIN porto_alegre_net_largest AS b <text:s text:c="22"/>ON j.edge = b.ogc_fid <text:s text:c="22"/>GROUP BY <text:s/>b.ogc_fid, b.the_geom <text:s text:c="22"/>ORDER BY centrality DESC; <text:s text:c="20"/></text:p>
          </table:table-cell>
          <table:table-cell office:value-type="string" calcext:value-type="string">
            <text:p>Sort <text:s/>(cost=3163.28..3165.78 rows=1000 width=64) (actual time=1433.166..1433.511 rows=5303 loops=1) <text:s text:c="2"/>Sort Key: (count(b.the_geom)) DESC <text:s text:c="2"/>Sort Method: quicksort <text:s/>Memory: 648kB <text:s text:c="2"/>InitPlan 1 (returns $0) <text:s text:c="4"/>-&gt; <text:s/>Seq Scan on random_10_origin <text:s/>(cost=0.00..1.10 rows=10 width=8) (actual time=0.007..0.009 rows=10 loops=1) <text:s text:c="2"/>InitPlan 2 (returns $1) <text:s text:c="4"/>-&gt; <text:s/>Seq Scan on random_10_destination <text:s/>(cost=0.00..1.10 rows=10 width=8) (actual time=0.004..0.007 rows=10 loops=1) <text:s text:c="2"/>-&gt; <text:s/>HashAggregate <text:s/>(cost=3101.25..3111.25 rows=1000 width=64) (actual time=1430.967..1432.186 rows=5303 loops=1) <text:s text:c="8"/>Group Key: b.ogc_fid, b.the_geom <text:s text:c="8"/>Batches: 1 <text:s/>Memory Usage: 1233kB <text:s text:c="8"/>-&gt; <text:s/>Nested Loop Left Join <text:s/>(cost=0.67..3093.75 rows=1000 width=56) (actual time=1369.162..1420.553 rows=18682 loops=1) <text:s text:c="14"/>-&gt; <text:s/>Function Scan on pgr_bddijkstra j <text:s/>(cost=0.25..10.25 rows=1000 width=8) (actual time=1369.121..1370.717 rows=18682 loops=1) <text:s text:c="14"/>-&gt; <text:s/>Index Scan using idx_porto_alegre_net_largest_id on porto_alegre_net_largest b <text:s/>(cost=0.42..3.07 rows=1 width=56) (actual time=0.002..0.002 rows=1 loops=18682) <text:s text:c="20"/>Index Cond: (ogc_fid = j.edge) Planning Time: 0.255 ms Execution Time: 1451.953 ms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Dijkstra()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882" calcext:value-type="float">
            <text:p>15882</text:p>
          </table:table-cell>
          <table:table-cell office:value-type="float" office:value="397" calcext:value-type="float">
            <text:p>397</text:p>
          </table:table-cell>
          <table:table-cell office:value-type="float" office:value="26234.063" calcext:value-type="float">
            <text:p>26234.0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<text:s/>CREATE TABLE centrality_50_50_porto_bdijstra AS <text:s/>SELECT <text:s text:c="2"/>b.ogc_fid, <text:s/>b.the_geom, <text:s/>count(the_geom) as centrality <text:s text:c="2"/>FROM <text:s/>pgr_bdDijkstra('SELECT <text:s/>ogc_fid AS id, <text:s text:c="30"/>fromid AS source, <text:s text:c="28"/>toid AS target, <text:s text:c="28"/>weight AS cost <text:s text:c="22"/>FROM porto_alegre_net_largest', <text:s text:c="22"/>ARRAY(SELECT net_id AS start_id FROM random_50_origin), <text:s text:c="22"/>ARRAY(SELECT net_id AS end_id FROM random_50_destination), <text:s text:c="22"/>directed := TRUE) j <text:s text:c="22"/>left JOIN porto_alegre_net_largest AS b <text:s text:c="22"/>ON j.edge = b.ogc_fid <text:s text:c="22"/>GROUP BY <text:s/>b.ogc_fid, b.the_geom <text:s text:c="22"/>ORDER BY centrality DESC; <text:s text:c="24"/></text:p>
          </table:table-cell>
          <table:table-cell office:value-type="string" calcext:value-type="string">
            <text:p>Sort <text:s/>(cost=3164.08..3166.58 rows=1000 width=64) (actual time=26199.356..26201.586 rows=15914 loops=1) <text:s text:c="2"/>Sort Key: (count(b.the_geom)) DESC <text:s text:c="2"/>Sort Method: quicksort <text:s/>Memory: 1752kB <text:s text:c="2"/>InitPlan 1 (returns $0) <text:s text:c="4"/>-&gt; <text:s/>Seq Scan on random_50_origin <text:s/>(cost=0.00..1.50 rows=50 width=8) (actual time=0.014..0.026 rows=50 loops=1) <text:s text:c="2"/>InitPlan 2 (returns $1) <text:s text:c="4"/>-&gt; <text:s/>Seq Scan on random_50_destination <text:s/>(cost=0.00..1.50 rows=50 width=8) (actual time=0.007..0.018 rows=50 loops=1) <text:s text:c="2"/>-&gt; <text:s/>HashAggregate <text:s/>(cost=3101.25..3111.25 rows=1000 width=64) (actual time=26191.079..26195.836 rows=15914 loops=1) <text:s text:c="8"/>Group Key: b.ogc_fid, b.the_geom <text:s text:c="8"/>Batches: 1 <text:s/>Memory Usage: 3857kB <text:s text:c="8"/>-&gt; <text:s/>Nested Loop Left Join <text:s/>(cost=0.67..3093.75 rows=1000 width=56) (actual time=24833.815..25957.779 rows=435534 loops=1) <text:s text:c="14"/>-&gt; <text:s/>Function Scan on pgr_bddijkstra j <text:s/>(cost=0.25..10.25 rows=1000 width=8) (actual time=24833.767..24896.623 rows=435534 loops=1) <text:s text:c="14"/>-&gt; <text:s/>Index Scan using idx_porto_alegre_net_largest_id on porto_alegre_net_largest b <text:s/>(cost=0.42..3.07 rows=1 width=56) (actual time=0.002..0.002 rows=1 loops=435534) <text:s text:c="20"/>Index Cond: (ogc_fid = j.edge) Planning Time: 0.348 ms Execution Time: 26234.063 ms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Dijkstra(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673" calcext:value-type="float">
            <text:p>21673</text:p>
          </table:table-cell>
          <table:table-cell office:value-type="float" office:value="1133" calcext:value-type="float">
            <text:p>1133</text:p>
          </table:table-cell>
          <table:table-cell office:value-type="float" office:value="108916.104" calcext:value-type="float">
            <text:p>108916.1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<text:s/>CREATE TABLE centrality_100_100_porto_bdijstra AS <text:s/>SELECT <text:s text:c="2"/>b.ogc_fid, <text:s/>b.the_geom, <text:s/>count(the_geom) as centrality <text:s text:c="2"/>FROM <text:s/>pgr_bdDijkstra('SELECT <text:s/>ogc_fid AS id, <text:s text:c="30"/>fromid AS source, <text:s text:c="28"/>toid AS target, <text:s text:c="28"/>weight AS cost <text:s text:c="22"/>FROM porto_alegre_net_largest', <text:s text:c="22"/>ARRAY(SELECT net_id AS start_id FROM random_100_origin), <text:s text:c="22"/>ARRAY(SELECT net_id AS end_id FROM random_100_destination), <text:s text:c="22"/>directed := TRUE) j <text:s text:c="22"/>left JOIN porto_alegre_net_largest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3165.08..3167.58 rows=1000 width=64) (actual time=108861.513..108864.956 rows=21888 loops=1) <text:s text:c="2"/>Sort Key: (count(b.the_geom)) DESC <text:s text:c="2"/>Sort Method: quicksort <text:s/>Memory: 2649kB <text:s text:c="2"/>InitPlan 1 (returns $0) <text:s text:c="4"/>-&gt; <text:s/>Seq Scan on random_100_origin <text:s/>(cost=0.00..2.00 rows=100 width=8) (actual time=0.011..0.023 rows=100 loops=1) <text:s text:c="2"/>InitPlan 2 (returns $1) <text:s text:c="4"/>-&gt; <text:s/>Seq Scan on random_100_destination <text:s/>(cost=0.00..2.00 rows=100 width=8) (actual time=0.006..0.018 rows=100 loops=1) <text:s text:c="2"/>-&gt; <text:s/>HashAggregate <text:s/>(cost=3101.25..3111.25 rows=1000 width=64) (actual time=108848.834..108855.812 rows=21888 loops=1) <text:s text:c="8"/>Group Key: b.ogc_fid, b.the_geom <text:s text:c="8"/>Batches: 1 <text:s/>Memory Usage: 4881kB <text:s text:c="8"/>-&gt; <text:s/>Nested Loop Left Join <text:s/>(cost=0.67..3093.75 rows=1000 width=56) (actual time=102499.589..107760.597 rows=1791360 loops=1) <text:s text:c="14"/>-&gt; <text:s/>Function Scan on pgr_bddijkstra j <text:s/>(cost=0.25..10.25 rows=1000 width=8) (actual time=102499.524..102794.220 rows=1791360 loops=1) <text:s text:c="14"/>-&gt; <text:s/>Index Scan using idx_porto_alegre_net_largest_id on porto_alegre_net_largest b <text:s/>(cost=0.42..3.07 rows=1 width=56) (actual time=0.002..0.002 rows=1 loops=1791360) <text:s text:c="20"/>Index Cond: (ogc_fid = j.edge) Planning Time: 0.343 ms Execution Time: 108916.104 ms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Dijkstra()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8983" calcext:value-type="float">
            <text:p>28983</text:p>
          </table:table-cell>
          <table:table-cell office:value-type="float" office:value="5212" calcext:value-type="float">
            <text:p>5212</text:p>
          </table:table-cell>
          <table:table-cell office:value-type="float" office:value="426489.553" calcext:value-type="float">
            <text:p>426489.5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<text:s/>CREATE TABLE centrality_200_200_porto_bdijstra AS <text:s/>SELECT <text:s text:c="2"/>b.ogc_fid, <text:s/>b.the_geom, <text:s/>count(the_geom) as centrality <text:s text:c="2"/>FROM <text:s/>pgr_bdDijkstra('SELECT <text:s/>ogc_fid AS id, <text:s text:c="30"/>fromid AS source, <text:s text:c="28"/>toid AS target, <text:s text:c="28"/>weight AS cost <text:s text:c="22"/>FROM porto_alegre_net_largest', <text:s text:c="22"/>ARRAY(SELECT net_id AS start_id FROM sampling_weight_200_origin ), <text:s text:c="22"/>ARRAY(SELECT net_id AS end_id FROM sampling_weight_200_destination), <text:s text:c="22"/>directed := TRUE) j <text:s text:c="22"/>left JOIN porto_alegre_net_largest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3169.08..3171.58 rows=1000 width=64) (actual time=426276.331..426280.991 rows=29479 loops=1) <text:s text:c="2"/>Sort Key: (count(b.the_geom)) DESC <text:s text:c="2"/>Sort Method: quicksort <text:s/>Memory: 3302kB <text:s text:c="2"/>InitPlan 1 (returns $0) <text:s text:c="4"/>-&gt; <text:s/>Seq Scan on sampling_weight_200_origin <text:s/>(cost=0.00..4.00 rows=200 width=8) (actual time=0.193..0.254 rows=200 loops=1) <text:s text:c="2"/>InitPlan 2 (returns $1) <text:s text:c="4"/>-&gt; <text:s/>Seq Scan on sampling_weight_200_destination <text:s/>(cost=0.00..4.00 rows=200 width=8) (actual time=0.150..0.206 rows=200 loops=1) <text:s text:c="2"/>-&gt; <text:s/>HashAggregate <text:s/>(cost=3101.25..3111.25 rows=1000 width=64) (actual time=426258.127..426268.264 rows=29479 loops=1) <text:s text:c="8"/>Group Key: b.ogc_fid, b.the_geom <text:s text:c="8"/>Batches: 1 <text:s/>Memory Usage: 6673kB <text:s text:c="8"/>-&gt; <text:s/>Nested Loop Left Join <text:s/>(cost=0.67..3093.75 rows=1000 width=56) (actual time=401173.398..421886.410 rows=7085087 loops=1) <text:s text:c="14"/>-&gt; <text:s/>Function Scan on pgr_bddijkstra j <text:s/>(cost=0.25..10.25 rows=1000 width=8) (actual time=401172.910..402370.334 rows=7085087 loops=1) <text:s text:c="14"/>-&gt; <text:s/>Index Scan using idx_porto_alegre_net_largest_id on porto_alegre_net_largest b <text:s/>(cost=0.42..3.07 rows=1 width=56) (actual time=0.002..0.002 rows=1 loops=7085087) <text:s text:c="20"/>Index Cond: (ogc_fid = j.edge) Planning Time: 36.572 ms Execution Time: 426489.553 ms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astrar()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303" calcext:value-type="float">
            <text:p>5303</text:p>
          </table:table-cell>
          <table:table-cell office:value-type="float" office:value="18" calcext:value-type="float">
            <text:p>18</text:p>
          </table:table-cell>
          <table:table-cell office:value-type="float" office:value="770.139" calcext:value-type="float">
            <text:p>770.13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_10_porto_astrar AS SELECT <text:s text:c="3"/>b.ogc_fid, <text:s text:c="2"/>b.the_geom, <text:s text:c="2"/>count(the_geom) as centrality <text:s/>FROM pgr_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random_10_origin), <text:s/>ARRAY(SELECT net_id FROM <text:s/>random_1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8577.04..8579.54 rows=1000 width=64) (actual time=768.985..769.519 rows=5303 loops=1) <text:s text:c="2"/>Sort Key: (count(b.the_geom)) DESC <text:s text:c="2"/>Sort Method: quicksort <text:s/>Memory: 648kB <text:s text:c="2"/>InitPlan 1 (returns $0) <text:s text:c="4"/>-&gt; <text:s/>Seq Scan on random_10_origin <text:s/>(cost=0.00..1.10 rows=10 width=8) (actual time=0.018..0.021 rows=10 loops=1) <text:s text:c="2"/>InitPlan 2 (returns $1) <text:s text:c="4"/>-&gt; <text:s/>Seq Scan on random_10_destination <text:s/>(cost=0.00..1.10 rows=10 width=8) (actual time=0.006..0.008 rows=10 loops=1) <text:s text:c="2"/>-&gt; <text:s/>GroupAggregate <text:s/>(cost=8505.01..8525.01 rows=1000 width=64) (actual time=757.833..767.810 rows=5303 loops=1) <text:s text:c="8"/>Group Key: b.ogc_fid, b.the_geom <text:s text:c="8"/>-&gt; <text:s/>Sort <text:s/>(cost=8505.01..8507.51 rows=1000 width=56) (actual time=757.819..759.974 rows=18682 loops=1) <text:s text:c="14"/>Sort Key: b.ogc_fid, b.the_geom <text:s text:c="14"/>Sort Method: quicksort <text:s/>Memory: 2223kB <text:s text:c="14"/>-&gt; <text:s/>Hash Left Join <text:s/>(cost=8431.43..8455.18 rows=1000 width=56) (actual time=744.178..751.771 rows=18682 loops=1) <text:s text:c="20"/>Hash Cond: (j.edge = b.ogc_fid) <text:s text:c="20"/>-&gt; <text:s/>Function Scan on pgr_astar j <text:s/>(cost=0.25..10.25 rows=1000 width=8) (actual time=676.878..678.130 rows=18682 loops=1) <text:s text:c="20"/>-&gt; <text:s/>Hash <text:s/>(cost=6236.08..6236.08 rows=175608 width=56) (actual time=67.183..67.184 rows=175608 loops=1) <text:s text:c="26"/>Buckets: 262144 <text:s/>Batches: 1 <text:s/>Memory Usage: 16625kB <text:s text:c="26"/>-&gt; <text:s/>Seq Scan on porto_alegre_net_largest_astar b <text:s/>(cost=0.00..6236.08 rows=175608 width=56) (actual time=0.017..29.060 rows=175608 loops=1) Planning Time: 0.357 ms Execution Time: 770.139 ms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astrar()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882" calcext:value-type="float">
            <text:p>15882</text:p>
          </table:table-cell>
          <table:table-cell office:value-type="float" office:value="400" calcext:value-type="float">
            <text:p>400</text:p>
          </table:table-cell>
          <table:table-cell office:value-type="float" office:value="4390.494" calcext:value-type="float">
            <text:p>4390.4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50_50_porto_astrar AS SELECT <text:s text:c="3"/>b.ogc_fid, <text:s text:c="2"/>b.the_geom, <text:s text:c="2"/>count(the_geom) as centrality <text:s/>FROM pgr_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random_50_origin), <text:s/>ARRAY(SELECT net_id FROM <text:s/>random_5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8577.84..8580.34 rows=1000 width=64) (actual time=4359.528..4361.735 rows=15882 loops=1) <text:s text:c="2"/>Sort Key: (count(b.the_geom)) DESC <text:s text:c="2"/>Sort Method: quicksort <text:s/>Memory: 1749kB <text:s text:c="2"/>InitPlan 1 (returns $0) <text:s text:c="4"/>-&gt; <text:s/>Seq Scan on random_50_origin <text:s/>(cost=0.00..1.50 rows=50 width=8) (actual time=0.509..0.534 rows=50 loops=1) <text:s text:c="2"/>InitPlan 2 (returns $1) <text:s text:c="4"/>-&gt; <text:s/>Seq Scan on random_50_destination <text:s/>(cost=0.00..1.50 rows=50 width=8) (actual time=0.271..0.298 rows=50 loops=1) <text:s text:c="2"/>-&gt; <text:s/>GroupAggregate <text:s/>(cost=8505.01..8525.01 rows=1000 width=64) (actual time=4161.448..4356.037 rows=15882 loops=1) <text:s text:c="8"/>Group Key: b.ogc_fid, b.the_geom <text:s text:c="8"/>-&gt; <text:s/>Sort <text:s/>(cost=8505.01..8507.51 rows=1000 width=56) (actual time=4161.408..4259.997 rows=434594 loops=1) <text:s text:c="14"/>Sort Key: b.ogc_fid, b.the_geom <text:s text:c="14"/>Sort Method: external merge <text:s/>Disk: 26672kB <text:s text:c="14"/>-&gt; <text:s/>Hash Left Join <text:s/>(cost=8431.43..8455.18 rows=1000 width=56) (actual time=3735.785..3921.312 rows=434594 loops=1) <text:s text:c="20"/>Hash Cond: (j.edge = b.ogc_fid) <text:s text:c="20"/>-&gt; <text:s/>Function Scan on pgr_astar j <text:s/>(cost=0.25..10.25 rows=1000 width=8) (actual time=3661.874..3711.643 rows=434594 loops=1) <text:s text:c="20"/>-&gt; <text:s/>Hash <text:s/>(cost=6236.08..6236.08 rows=175608 width=56) (actual time=73.748..73.749 rows=175608 loops=1) <text:s text:c="26"/>Buckets: 262144 <text:s/>Batches: 1 <text:s/>Memory Usage: 16625kB <text:s text:c="26"/>-&gt; <text:s/>Seq Scan on porto_alegre_net_largest_astar b <text:s/>(cost=0.00..6236.08 rows=175608 width=56) (actual time=0.012..32.118 rows=175608 loops=1) Planning Time: 0.790 ms Execution Time: 4390.494 ms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astrar(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673" calcext:value-type="float">
            <text:p>21673</text:p>
          </table:table-cell>
          <table:table-cell office:value-type="float" office:value="1152" calcext:value-type="float">
            <text:p>1152</text:p>
          </table:table-cell>
          <table:table-cell office:value-type="float" office:value="12319.547" calcext:value-type="float">
            <text:p>12319.5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0_100_porto_astrar AS SELECT <text:s text:c="3"/>b.ogc_fid, <text:s text:c="2"/>b.the_geom, <text:s text:c="2"/>count(the_geom) as centrality <text:s/>FROM pgr_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random_100_origin), <text:s/>ARRAY(SELECT net_id FROM <text:s/>random_10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 text:c="2"/></text:p>
          </table:table-cell>
          <table:table-cell office:value-type="string" calcext:value-type="string">
            <text:p>Sort <text:s/>(cost=8578.84..8581.34 rows=1000 width=64) (actual time=12244.543..12247.630 rows=21673 loops=1) <text:s text:c="2"/>Sort Key: (count(b.the_geom)) DESC <text:s text:c="2"/>Sort Method: quicksort <text:s/>Memory: 2631kB <text:s text:c="2"/>InitPlan 1 (returns $0) <text:s text:c="4"/>-&gt; <text:s/>Seq Scan on random_100_origin <text:s/>(cost=0.00..2.00 rows=100 width=8) (actual time=0.014..0.032 rows=100 loops=1) <text:s text:c="2"/>InitPlan 2 (returns $1) <text:s text:c="4"/>-&gt; <text:s/>Seq Scan on random_100_destination <text:s/>(cost=0.00..2.00 rows=100 width=8) (actual time=0.315..0.340 rows=100 loops=1) <text:s text:c="2"/>-&gt; <text:s/>GroupAggregate <text:s/>(cost=8505.01..8525.01 rows=1000 width=64) (actual time=11383.791..12239.087 rows=21673 loops=1) <text:s text:c="8"/>Group Key: b.ogc_fid, b.the_geom <text:s text:c="8"/>-&gt; <text:s/>Sort <text:s/>(cost=8505.01..8507.51 rows=1000 width=56) (actual time=11383.658..11871.002 rows=1787766 loops=1) <text:s text:c="14"/>Sort Key: b.ogc_fid, b.the_geom <text:s text:c="14"/>Sort Method: external merge <text:s/>Disk: 109736kB <text:s text:c="14"/>-&gt; <text:s/>Hash Left Join <text:s/>(cost=8431.43..8455.18 rows=1000 width=56) (actual time=9526.664..10370.857 rows=1787766 loops=1) <text:s text:c="20"/>Hash Cond: (j.edge = b.ogc_fid) <text:s text:c="20"/>-&gt; <text:s/>Function Scan on pgr_astar j <text:s/>(cost=0.25..10.25 rows=1000 width=8) (actual time=9457.479..9678.252 rows=1787766 loops=1) <text:s text:c="20"/>-&gt; <text:s/>Hash <text:s/>(cost=6236.08..6236.08 rows=175608 width=56) (actual time=69.052..69.053 rows=175608 loops=1) <text:s text:c="26"/>Buckets: 262144 <text:s/>Batches: 1 <text:s/>Memory Usage: 16625kB <text:s text:c="26"/>-&gt; <text:s/>Seq Scan on porto_alegre_net_largest_astar b <text:s/>(cost=0.00..6236.08 rows=175608 width=56) (actual time=0.013..29.050 rows=175608 loops=1) Planning Time: 0.373 ms Execution Time: 12319.547 ms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astrar()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8983" calcext:value-type="float">
            <text:p>28983</text:p>
          </table:table-cell>
          <table:table-cell office:value-type="float" office:value="5238" calcext:value-type="float">
            <text:p>5238</text:p>
          </table:table-cell>
          <table:table-cell office:value-type="float" office:value="38444.056" calcext:value-type="float">
            <text:p>38444.05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200_200_porto_astrar AS SELECT <text:s text:c="3"/>b.ogc_fid, <text:s text:c="2"/>b.the_geom, <text:s text:c="2"/>count(the_geom) as centrality <text:s/>FROM pgr_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sampling_weight_200_origin), <text:s/>ARRAY(SELECT net_id FROM <text:s/>sampling_weight_20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 text:c="2"/></text:p>
          </table:table-cell>
          <table:table-cell office:value-type="string" calcext:value-type="string">
            <text:p>Sort <text:s/>(cost=8582.84..8585.34 rows=1000 width=64) (actual time=38249.748..38254.173 rows=28983 loops=1) <text:s text:c="2"/>Sort Key: (count(b.the_geom)) DESC <text:s text:c="2"/>Sort Method: quicksort <text:s/>Memory: 3259kB <text:s text:c="2"/>InitPlan 1 (returns $0) <text:s text:c="4"/>-&gt; <text:s/>Seq Scan on sampling_weight_200_origin <text:s/>(cost=0.00..4.00 rows=200 width=8) (actual time=0.021..0.099 rows=200 loops=1) <text:s text:c="2"/>InitPlan 2 (returns $1) <text:s text:c="4"/>-&gt; <text:s/>Seq Scan on sampling_weight_200_destination <text:s/>(cost=0.00..4.00 rows=200 width=8) (actual time=0.018..0.095 rows=200 loops=1) <text:s text:c="2"/>-&gt; <text:s/>GroupAggregate <text:s/>(cost=8505.01..8525.01 rows=1000 width=64) (actual time=34639.396..38240.873 rows=28983 loops=1) <text:s text:c="8"/>Group Key: b.ogc_fid, b.the_geom <text:s text:c="8"/>-&gt; <text:s/>Sort <text:s/>(cost=8505.01..8507.51 rows=1000 width=56) (actual time=34638.821..36809.853 rows=7071064 loops=1) <text:s text:c="14"/>Sort Key: b.ogc_fid, b.the_geom <text:s text:c="14"/>Sort Method: external merge <text:s/>Disk: 434032kB <text:s text:c="14"/>-&gt; <text:s/>Hash Left Join <text:s/>(cost=8431.43..8455.18 rows=1000 width=56) (actual time=27677.391..30834.830 rows=7071064 loops=1) <text:s text:c="20"/>Hash Cond: (j.edge = b.ogc_fid) <text:s text:c="20"/>-&gt; <text:s/>Function Scan on pgr_astar j <text:s/>(cost=0.25..10.25 rows=1000 width=8) (actual time=27609.426..28439.714 rows=7071064 loops=1) <text:s text:c="20"/>-&gt; <text:s/>Hash <text:s/>(cost=6236.08..6236.08 rows=175608 width=56) (actual time=67.825..67.825 rows=175608 loops=1) <text:s text:c="26"/>Buckets: 262144 <text:s/>Batches: 1 <text:s/>Memory Usage: 16625kB <text:s text:c="26"/>-&gt; <text:s/>Seq Scan on porto_alegre_net_largest_astar b <text:s/>(cost=0.00..6236.08 rows=175608 width=56) (actual time=0.013..28.690 rows=175608 loops=1) Planning Time: 0.591 ms Execution Time: 38444.056 ms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astrar()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10519" calcext:value-type="float">
            <text:p>10519</text:p>
          </table:table-cell>
          <table:table-cell office:value-type="float" office:value="89211.976" calcext:value-type="float">
            <text:p>89211.97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300_300_porto_astrar AS SELECT <text:s text:c="3"/>b.ogc_fid, <text:s text:c="2"/>b.the_geom, <text:s text:c="2"/>count(the_geom) as centrality <text:s/>FROM pgr_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sampling_weight_300_origin), <text:s/>ARRAY(SELECT net_id FROM <text:s/>sampling_weight_30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8586.84..8589.34 rows=1000 width=64) (actual time=88849.452..88854.504 rows=32000 loops=1) <text:s text:c="2"/>Sort Key: (count(b.the_geom)) DESC <text:s text:c="2"/>Sort Method: quicksort <text:s/>Memory: 3518kB <text:s text:c="2"/>InitPlan 1 (returns $0) <text:s text:c="4"/>-&gt; <text:s/>Seq Scan on sampling_weight_300_origin <text:s/>(cost=0.00..6.00 rows=300 width=8) (actual time=0.319..0.559 rows=300 loops=1) <text:s text:c="2"/>InitPlan 2 (returns $1) <text:s text:c="4"/>-&gt; <text:s/>Seq Scan on sampling_weight_300_destination <text:s/>(cost=0.00..6.00 rows=300 width=8) (actual time=0.247..0.453 rows=300 loops=1) <text:s text:c="2"/>-&gt; <text:s/>GroupAggregate <text:s/>(cost=8505.01..8525.01 rows=1000 width=64) (actual time=81044.287..88828.764 rows=32000 loops=1) <text:s text:c="8"/>Group Key: b.ogc_fid, b.the_geom <text:s text:c="8"/>-&gt; <text:s/>Sort <text:s/>(cost=8505.01..8507.51 rows=1000 width=56) (actual time=81042.282..84664.286 rows=15922899 loops=1) <text:s text:c="14"/>Sort Key: b.ogc_fid, b.the_geom <text:s text:c="14"/>Sort Method: external merge <text:s/>Disk: 977136kB <text:s text:c="14"/>-&gt; <text:s/>Hash Left Join <text:s/>(cost=8431.43..8455.18 rows=1000 width=56) (actual time=59212.329..66886.522 rows=15922899 loops=1) <text:s text:c="20"/>Hash Cond: (j.edge = b.ogc_fid) <text:s text:c="20"/>-&gt; <text:s/>Function Scan on pgr_astar j <text:s/>(cost=0.25..10.25 rows=1000 width=8) (actual time=59108.049..61133.560 rows=15922899 loops=1) <text:s text:c="20"/>-&gt; <text:s/>Hash <text:s/>(cost=6236.08..6236.08 rows=175608 width=56) (actual time=103.949..103.950 rows=175608 loops=1) <text:s text:c="26"/>Buckets: 262144 <text:s/>Batches: 1 <text:s/>Memory Usage: 16625kB <text:s text:c="26"/>-&gt; <text:s/>Seq Scan on porto_alegre_net_largest_astar b <text:s/>(cost=0.00..6236.08 rows=175608 width=56) (actual time=0.014..46.570 rows=175608 loops=1) Planning Time: 6.017 ms Execution Time: 89211.976 ms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astrar()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193" calcext:value-type="float">
            <text:p>5193</text:p>
          </table:table-cell>
          <table:table-cell office:value-type="float" office:value="18" calcext:value-type="float">
            <text:p>18</text:p>
          </table:table-cell>
          <table:table-cell office:value-type="float" office:value="1667.918" calcext:value-type="float">
            <text:p>1667.9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_10_porto_bdastrar AS SELECT <text:s text:c="3"/>b.ogc_fid, <text:s text:c="2"/>b.the_geom, <text:s text:c="2"/>count(the_geom) as centrality <text:s/>FROM pgr_bd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random_10_origin), <text:s/>ARRAY(SELECT net_id FROM <text:s/>random_1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8577.04..8579.54 rows=1000 width=64) (actual time=1657.330..1657.914 rows=5193 loops=1) <text:s text:c="2"/>Sort Key: (count(b.the_geom)) DESC <text:s text:c="2"/>Sort Method: quicksort <text:s/>Memory: 639kB <text:s text:c="2"/>InitPlan 1 (returns $0) <text:s text:c="4"/>-&gt; <text:s/>Seq Scan on random_10_origin <text:s/>(cost=0.00..1.10 rows=10 width=8) (actual time=0.013..0.017 rows=10 loops=1) <text:s text:c="2"/>InitPlan 2 (returns $1) <text:s text:c="4"/>-&gt; <text:s/>Seq Scan on random_10_destination <text:s/>(cost=0.00..1.10 rows=10 width=8) (actual time=0.006..0.011 rows=10 loops=1) <text:s text:c="2"/>-&gt; <text:s/>GroupAggregate <text:s/>(cost=8505.01..8525.01 rows=1000 width=64) (actual time=1646.475..1656.284 rows=5193 loops=1) <text:s text:c="8"/>Group Key: b.ogc_fid, b.the_geom <text:s text:c="8"/>-&gt; <text:s/>Sort <text:s/>(cost=8505.01..8507.51 rows=1000 width=56) (actual time=1646.457..1648.758 rows=18776 loops=1) <text:s text:c="14"/>Sort Key: b.ogc_fid, b.the_geom <text:s text:c="14"/>Sort Method: quicksort <text:s/>Memory: 2230kB <text:s text:c="14"/>-&gt; <text:s/>Hash Left Join <text:s/>(cost=8431.43..8455.18 rows=1000 width=56) (actual time=1625.290..1637.499 rows=18776 loops=1) <text:s text:c="20"/>Hash Cond: (j.edge = b.ogc_fid) <text:s text:c="20"/>-&gt; <text:s/>Function Scan on pgr_bdastar j <text:s/>(cost=0.25..10.25 rows=1000 width=8) (actual time=1542.172..1543.932 rows=18776 loops=1) <text:s text:c="20"/>-&gt; <text:s/>Hash <text:s/>(cost=6236.08..6236.08 rows=175608 width=56) (actual time=82.998..82.999 rows=175608 loops=1) <text:s text:c="26"/>Buckets: 262144 <text:s/>Batches: 1 <text:s/>Memory Usage: 16625kB <text:s text:c="26"/>-&gt; <text:s/>Seq Scan on porto_alegre_net_largest_astar b <text:s/>(cost=0.00..6236.08 rows=175608 width=56) (actual time=0.016..36.264 rows=175608 loops=1) Planning Time: 0.183 ms Execution Time: 1667.918 ms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astrar()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075" calcext:value-type="float">
            <text:p>16075</text:p>
          </table:table-cell>
          <table:table-cell office:value-type="float" office:value="394" calcext:value-type="float">
            <text:p>394</text:p>
          </table:table-cell>
          <table:table-cell office:value-type="float" office:value="27935.192" calcext:value-type="float">
            <text:p>27935.1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50_50_porto_bdastrar AS SELECT <text:s text:c="3"/>b.ogc_fid, <text:s text:c="2"/>b.the_geom, <text:s text:c="2"/>count(the_geom) as centrality <text:s/>FROM pgr_bd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random_50_origin), <text:s/>ARRAY(SELECT net_id FROM <text:s/>random_5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 text:c="2"/></text:p>
          </table:table-cell>
          <table:table-cell office:value-type="string" calcext:value-type="string">
            <text:p>Sort <text:s/>(cost=8577.84..8580.34 rows=1000 width=64) (actual time=27898.701..27900.875 rows=16075 loops=1) <text:s text:c="2"/>Sort Key: (count(b.the_geom)) DESC <text:s text:c="2"/>Sort Method: quicksort <text:s/>Memory: 1766kB <text:s text:c="2"/>InitPlan 1 (returns $0) <text:s text:c="4"/>-&gt; <text:s/>Seq Scan on random_50_origin <text:s/>(cost=0.00..1.50 rows=50 width=8) (actual time=0.011..0.020 rows=50 loops=1) <text:s text:c="2"/>InitPlan 2 (returns $1) <text:s text:c="4"/>-&gt; <text:s/>Seq Scan on random_50_destination <text:s/>(cost=0.00..1.50 rows=50 width=8) (actual time=0.005..0.013 rows=50 loops=1) <text:s text:c="2"/>-&gt; <text:s/>GroupAggregate <text:s/>(cost=8505.01..8525.01 rows=1000 width=64) (actual time=27701.769..27895.244 rows=16075 loops=1) <text:s text:c="8"/>Group Key: b.ogc_fid, b.the_geom <text:s text:c="8"/>-&gt; <text:s/>Sort <text:s/>(cost=8505.01..8507.51 rows=1000 width=56) (actual time=27701.732..27800.722 rows=435429 loops=1) <text:s text:c="14"/>Sort Key: b.ogc_fid, b.the_geom <text:s text:c="14"/>Sort Method: external merge <text:s/>Disk: 26720kB <text:s text:c="14"/>-&gt; <text:s/>Hash Left Join <text:s/>(cost=8431.43..8455.18 rows=1000 width=56) (actual time=27225.949..27439.013 rows=435429 loops=1) <text:s text:c="20"/>Hash Cond: (j.edge = b.ogc_fid) <text:s text:c="20"/>-&gt; <text:s/>Function Scan on pgr_bdastar j <text:s/>(cost=0.25..10.25 rows=1000 width=8) (actual time=27154.302..27208.107 rows=435429 loops=1) <text:s text:c="20"/>-&gt; <text:s/>Hash <text:s/>(cost=6236.08..6236.08 rows=175608 width=56) (actual time=71.515..71.516 rows=175608 loops=1) <text:s text:c="26"/>Buckets: 262144 <text:s/>Batches: 1 <text:s/>Memory Usage: 16625kB <text:s text:c="26"/>-&gt; <text:s/>Seq Scan on porto_alegre_net_largest_astar b <text:s/>(cost=0.00..6236.08 rows=175608 width=56) (actual time=0.013..30.185 rows=175608 loops=1) Planning Time: 0.230 ms Execution Time: 27935.192 ms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astrar(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53" calcext:value-type="float">
            <text:p>22053</text:p>
          </table:table-cell>
          <table:table-cell office:value-type="float" office:value="1128" calcext:value-type="float">
            <text:p>1128</text:p>
          </table:table-cell>
          <table:table-cell office:value-type="float" office:value="110424.801" calcext:value-type="float">
            <text:p>110424.8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0_100_porto_bdastrar AS SELECT <text:s text:c="3"/>b.ogc_fid, <text:s text:c="2"/>b.the_geom, <text:s text:c="2"/>count(the_geom) as centrality <text:s/>FROM pgr_bd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random_100_origin), <text:s/>ARRAY(SELECT net_id FROM <text:s/>random_10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8578.84..8581.34 rows=1000 width=64) (actual time=110353.698..110356.793 rows=22053 loops=1) <text:s text:c="2"/>Sort Key: (count(b.the_geom)) DESC <text:s text:c="2"/>Sort Method: quicksort <text:s/>Memory: 2664kB <text:s text:c="2"/>InitPlan 1 (returns $0) <text:s text:c="4"/>-&gt; <text:s/>Seq Scan on random_100_origin <text:s/>(cost=0.00..2.00 rows=100 width=8) (actual time=0.015..0.032 rows=100 loops=1) <text:s text:c="2"/>InitPlan 2 (returns $1) <text:s text:c="4"/>-&gt; <text:s/>Seq Scan on random_100_destination <text:s/>(cost=0.00..2.00 rows=100 width=8) (actual time=0.011..0.028 rows=100 loops=1) <text:s text:c="2"/>-&gt; <text:s/>GroupAggregate <text:s/>(cost=8505.01..8525.01 rows=1000 width=64) (actual time=109525.205..110348.564 rows=22053 loops=1) <text:s text:c="8"/>Group Key: b.ogc_fid, b.the_geom <text:s text:c="8"/>-&gt; <text:s/>Sort <text:s/>(cost=8505.01..8507.51 rows=1000 width=56) (actual time=109525.026..109992.182 rows=1791492 loops=1) <text:s text:c="14"/>Sort Key: b.ogc_fid, b.the_geom <text:s text:c="14"/>Sort Method: external merge <text:s/>Disk: 109968kB <text:s text:c="14"/>-&gt; <text:s/>Hash Left Join <text:s/>(cost=8431.43..8455.18 rows=1000 width=56) (actual time=107588.397..108480.273 rows=1791492 loops=1) <text:s text:c="20"/>Hash Cond: (j.edge = b.ogc_fid) <text:s text:c="20"/>-&gt; <text:s/>Function Scan on pgr_bdastar j <text:s/>(cost=0.25..10.25 rows=1000 width=8) (actual time=107508.414..107738.728 rows=1791492 loops=1) <text:s text:c="20"/>-&gt; <text:s/>Hash <text:s/>(cost=6236.08..6236.08 rows=175608 width=56) (actual time=79.853..79.854 rows=175608 loops=1) <text:s text:c="26"/>Buckets: 262144 <text:s/>Batches: 1 <text:s/>Memory Usage: 16625kB <text:s text:c="26"/>-&gt; <text:s/>Seq Scan on porto_alegre_net_largest_astar b <text:s/>(cost=0.00..6236.08 rows=175608 width=56) (actual time=0.013..34.527 rows=175608 loops=1) Planning Time: 0.387 ms Execution Time: 110424.801 ms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astrar()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645" calcext:value-type="float">
            <text:p>29645</text:p>
          </table:table-cell>
          <table:table-cell office:value-type="float" office:value="5194" calcext:value-type="float">
            <text:p>5194</text:p>
          </table:table-cell>
          <table:table-cell office:value-type="float" office:value="430940.623" calcext:value-type="float">
            <text:p>430940.6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200_200_porto_bdastrar AS SELECT <text:s text:c="3"/>b.ogc_fid, <text:s text:c="2"/>b.the_geom, <text:s text:c="2"/>count(the_geom) as centrality <text:s/>FROM pgr_bd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sampling_weight_200_origin), <text:s/>ARRAY(SELECT net_id FROM <text:s/>sampling_weight_20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 text:c="2"/></text:p>
          </table:table-cell>
          <table:table-cell office:value-type="string" calcext:value-type="string">
            <text:p>Sort <text:s/>(cost=8582.84..8585.34 rows=1000 width=64) (actual time=430749.390..430754.215 rows=29645 loops=1) <text:s text:c="2"/>Sort Key: (count(b.the_geom)) DESC <text:s text:c="2"/>Sort Method: quicksort <text:s/>Memory: 3316kB <text:s text:c="2"/>InitPlan 1 (returns $0) <text:s text:c="4"/>-&gt; <text:s/>Seq Scan on sampling_weight_200_origin <text:s/>(cost=0.00..4.00 rows=200 width=8) (actual time=0.013..0.051 rows=200 loops=1) <text:s text:c="2"/>InitPlan 2 (returns $1) <text:s text:c="4"/>-&gt; <text:s/>Seq Scan on sampling_weight_200_destination <text:s/>(cost=0.00..4.00 rows=200 width=8) (actual time=0.008..0.268 rows=200 loops=1) <text:s text:c="2"/>-&gt; <text:s/>GroupAggregate <text:s/>(cost=8505.01..8525.01 rows=1000 width=64) (actual time=427198.758..430740.610 rows=29645 loops=1) <text:s text:c="8"/>Group Key: b.ogc_fid, b.the_geom <text:s text:c="8"/>-&gt; <text:s/>Sort <text:s/>(cost=8505.01..8507.51 rows=1000 width=56) (actual time=427198.229..429342.776 rows=7075521 loops=1) <text:s text:c="14"/>Sort Key: b.ogc_fid, b.the_geom <text:s text:c="14"/>Sort Method: external merge <text:s/>Disk: 434304kB <text:s text:c="14"/>-&gt; <text:s/>Hash Left Join <text:s/>(cost=8431.43..8455.18 rows=1000 width=56) (actual time=420326.169..423368.515 rows=7075521 loops=1) <text:s text:c="20"/>Hash Cond: (j.edge = b.ogc_fid) <text:s text:c="20"/>-&gt; <text:s/>Function Scan on pgr_bdastar j <text:s/>(cost=0.25..10.25 rows=1000 width=8) (actual time=420251.562..421080.272 rows=7075521 loops=1) <text:s text:c="20"/>-&gt; <text:s/>Hash <text:s/>(cost=6236.08..6236.08 rows=175608 width=56) (actual time=74.446..74.447 rows=175608 loops=1) <text:s text:c="26"/>Buckets: 262144 <text:s/>Batches: 1 <text:s/>Memory Usage: 16625kB <text:s text:c="26"/>-&gt; <text:s/>Seq Scan on porto_alegre_net_largest_astar b <text:s/>(cost=0.00..6236.08 rows=175608 width=56) (actual time=0.017..31.956 rows=175608 loops=1) Planning Time: 0.440 ms Execution Time: 430940.623 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2:20:32.784944878</meta:creation-date>
    <meta:editing-duration>PT13M49S</meta:editing-duration>
    <meta:editing-cycles>5</meta:editing-cycles>
    <meta:generator>LibreOffice/7.3.7.2$Linux_X86_64 LibreOffice_project/30$Build-2</meta:generator>
    <dc:date>2024-09-15T16:55:42.283926531</dc:date>
    <meta:document-statistic meta:table-count="1" meta:cell-count="238" meta:object-count="0"/>
  </office:meta>
</office:document-meta>
</file>